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1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150.75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-ENV_revB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BH10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UEXTM-SM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402 100 OH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6,R7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402 4.7 K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,R4,R5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MD ИС CCS811B-JOPD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CCS8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MD ИС BME2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BME28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D КОНД 0402 100 NF 20% 6.3VD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8T15:23:13.368322483</dc:date>
    <meta:editing-duration>PT3M47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